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2000x2000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string" calcext:value-type="string">
            <text:p>Pure Python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Numba JIT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Unoptimized Cython</text:p>
          </table:table-cell>
          <table:table-cell office:value-type="float" office:value="149" calcext:value-type="float">
            <text:p>149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Int Hints on Loops</text:p>
          </table:table-cell>
          <table:table-cell/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All variable hints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Cpp -O3</text:p>
          </table:table-cell>
          <table:table-cell office:value-type="float" office:value="7.9" calcext:value-type="float">
            <text:p>7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3:11:48.5460996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7:07:51.695131784</meta:creation-date>
    <dc:date>2022-01-24T20:12:00.417149726</dc:date>
    <meta:editing-duration>P1DT8H50M10S</meta:editing-duration>
    <meta:editing-cycles>2</meta:editing-cycles>
    <meta:generator>LibreOffice/7.2.4.1$Linux_X86_64 LibreOffice_project/20$Build-1</meta:generator>
    <meta:document-statistic meta:table-count="1" meta:cell-count="16" meta:object-count="0"/>
  </office:meta>
</office:document-meta>
</file>